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VC</text:p>
      <text:p text:style-name="P4"/>
      <text:list xml:id="list4060428828491083502" text:style-name="L1">
        <text:list-item>
          <text:p text:style-name="P5">From the <text:span text:style-name="T1">Tools </text:span>menu, choose <text:span text:style-name="T1">NuGet Package Manager</text:span>, and then choose <text:span text:style-name="T1">Package Manager Console</text:span>.</text:p>
        </text:list-item>
        <text:list-item>
          <text:p text:style-name="P5">In the <text:span text:style-name="T1">Package ManagerConsole </text:span>window, enter the following command:</text:p>
          <text:p text:style-name="P5">Install-Package EntityFramework</text:p>
        </text:list-item>
      </text:list>
      <text:p text:style-name="P4">This step is one of a few steps that this tutorial has you do manually, but that could have been done automatically by the <text:span text:style-name="T1">.NET MVC </text:span>scaffolding feature. <text:s/>You're doing them manually so that you can see the steps required to use <text:span text:style-name="T1">Entity Framework (EF)</text:span>. <text:s/>You'll use scaffolding later to create the <text:span text:style-name="T1">MVC </text:span>controller and views. <text:s/>An alternative is to let scaffolding automatically install the <text:span text:style-name="T1">EF NuGet </text:span>package, create the database context class, and create the connection string. <text:s/>When you're ready to do it that way, all you have to do is skip those steps and scaffold your <text:span text:style-name="T1">MVC controller</text:span> after you create your entity classes.</text:p>
      <text:p text:style-name="P4"/>
      <text:p text:style-name="P2">Create the data model</text:p>
      <text:p text:style-name="P4">Navigation properties hold other entities that are related to this entity. <text:s/>Navigation properties are typically defined as <text:span text:style-name="T1">virtual</text:span> so that they can take advantage of certain <text:span text:style-name="T1">Entity Framework </text:span>functionality such as <text:span text:style-name="T6">lazy loading</text:span><text:span text:style-name="T3">. </text:span>Navigation properties can hold multiple entities (as in many-to-many or one-to-many relationships), its type must be a list in which entries can be added, deleted, and updated, such as <text:span text:style-name="T1">Icollection</text:span>.</text:p>
      <text:p text:style-name="P4"/>
      <text:p text:style-name="P2">The Enrollment Entity</text:p>
      <text:p text:style-name="P4">The question mark after a type declaration indicates that the property is nullable.</text:p>
      <text:p text:style-name="P4"/>
      <text:p text:style-name="P4">Entity Framework interprets a property as a foreign key property if it's named <text:span text:style-name="T6">&lt;navigation property name&gt;&lt;primary key property name&gt;</text:span><text:span text:style-name="T3">. <text:s/>Foreign key properties can also be named the same simply </text:span><text:span text:style-name="T6">&lt;primary key property name&gt;</text:span><text:span text:style-name="T3">.</text:span></text:p>
      <text:p text:style-name="P3"><text:span text:style-name="T5"/></text:p>
      <text:p text:style-name="P2">The Course Entity</text:p>
      <text:p text:style-name="P6">DatabaseGeneratedAttribute <text:span text:style-name="T2">allows you to enter the primary key rather than having the database generate it.</text:span></text:p>
      <text:p text:style-name="P6"><text:span text:style-name="T2"/></text:p>
      <text:p text:style-name="P2">Create the database context</text:p>
      <text:p text:style-name="P4">The main class that coordinates <text:span text:style-name="T1">Entity Framework</text:span> functionality for a given data model is the <text:span text:style-name="T6">database context </text:span><text:span text:style-name="T3">class. <text:s/>You create this class by deriving from the </text:span><text:span text:style-name="T4">System.Data.Entity.DbContext</text:span><text:span text:style-name="T3"> class. <text:s/>In your code, you specify which entities are included in the data model. <text:s/>You can also customize certain Entity Framework behavior.</text:span></text:p>
      <text:p text:style-name="P4"><text:span text:style-name="T3"/></text:p>
      <text:p text:style-name="P2">Specify the Connection String</text:p>
      <text:p text:style-name="P4">You can pass in the connection string itself instead of the name of one that is stored in the <text:span text:style-name="T1">Web.config </text:span>file.</text:p>
      <text:p text:style-name="P4"/>
      <text:p text:style-name="P4">If you don't specify a connection string or the name of one explicitly, Entity Framework assumes that the connection string name is the same as the class name.</text:p>
      <text:p text:style-name="P4"/>
      <text:p text:style-name="P2">Specify Singular Table Names</text:p>
      <text:p text:style-name="P4">The <text:span text:style-name="T1">modelBuilder.Conventions.Remove </text:span>statement in the <text:span text:style-name="T1">OnModelCreating </text:span>method prevents table names from being pluralized. <text:s/>If you didn't do this, the generated tables in the database would be <text:soft-page-break/>named <text:span text:style-name="T1">Students</text:span>, <text:span text:style-name="T1">Courses</text:span>, and <text:span text:style-name="T1">Enrollments</text:span>. <text:s/>Instead, the table names will be <text:span text:style-name="T1">Student</text:span>, <text:span text:style-name="T1">Course</text:span>, and <text:span text:style-name="T1">Enrollment</text:span>. <text:s/>Developers disagree about whether table names should be pluralized or not. <text:s/>The important point is that you can select whichever form you prefer by including or omitting this line of code. 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Bella</meta:initial-creator>
    <meta:creation-date>2021-03-20T20:16:10.35</meta:creation-date>
    <dc:date>2021-03-22T20:42:01.93</dc:date>
    <dc:creator>Eric Bella</dc:creator>
    <meta:editing-duration>P2DT25M51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19" meta:word-count="450" meta:character-count="2877"/>
  </office:meta>
</office:document-meta>
</file>